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7">
      <loext:graphic-properties draw:fill="none"/>
      <style:paragraph-properties fo:margin-left="0cm" fo:margin-right="0cm" fo:margin-top="0.318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1b8f5c" fo:hyphenate="false" fo:hyphenation-remain-char-count="2" fo:hyphenation-push-char-count="2" loext:hyphenation-no-caps="false"/>
    </style:style>
    <style:style style:name="P2" style:family="paragraph" style:parent-style-name="p1">
      <style:paragraph-properties fo:text-align="start" style:justify-single-word="false"/>
      <style:text-properties officeooo:paragraph-rsid="00210845"/>
    </style:style>
    <style:style style:name="P3" style:family="paragraph" style:parent-style-name="p1">
      <style:text-properties officeooo:paragraph-rsid="00210845"/>
    </style:style>
    <style:style style:name="P4" style:family="paragraph" style:parent-style-name="n3" style:list-style-name="">
      <loext:graphic-properties draw:fill="none"/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1aca11" fo:hyphenate="false" fo:hyphenation-remain-char-count="2" fo:hyphenation-push-char-count="2" loext:hyphenation-no-caps="false"/>
    </style:style>
    <style:style style:name="P5" style:family="paragraph" style:parent-style-name="p1" style:list-style-name="L1">
      <style:text-properties officeooo:paragraph-rsid="00210845"/>
    </style:style>
    <style:style style:name="P6" style:family="paragraph" style:parent-style-name="p1" style:list-style-name="L1">
      <style:paragraph-properties fo:text-align="start" style:justify-single-word="false"/>
      <style:text-properties officeooo:paragraph-rsid="00210845"/>
    </style:style>
    <style:style style:name="P7" style:family="paragraph" style:parent-style-name="p1" style:list-style-name="L1">
      <style:paragraph-properties fo:text-align="start" style:justify-single-word="false"/>
      <style:text-properties officeooo:paragraph-rsid="001b8f5c"/>
    </style:style>
    <style:style style:name="P8" style:family="paragraph" style:parent-style-name="p1">
      <style:paragraph-properties fo:text-align="start" style:justify-single-word="false"/>
      <style:text-properties style:font-name="Arial" fo:font-size="10pt" fo:font-weight="normal" officeooo:rsid="00210845" officeooo:paragraph-rsid="00210845" style:font-size-asian="10pt" style:font-weight-asian="normal" style:font-size-complex="10pt" style:font-weight-complex="normal"/>
    </style:style>
    <style:style style:name="P9" style:family="paragraph" style:parent-style-name="p1" style:list-style-name="L1">
      <style:text-properties style:font-name="Arial" fo:font-size="10pt" officeooo:paragraph-rsid="001f1096" style:font-size-asian="10pt" style:font-size-complex="10pt"/>
    </style:style>
    <style:style style:name="P10" style:family="paragraph" style:parent-style-name="p1">
      <style:text-properties style:font-name="Arial" fo:font-size="10pt" officeooo:paragraph-rsid="001b8f5c" style:font-size-asian="10pt" style:font-size-complex="10pt"/>
    </style:style>
    <style:style style:name="P11" style:family="paragraph" style:parent-style-name="p1">
      <style:paragraph-properties fo:text-align="start" style:justify-single-word="false"/>
      <style:text-properties style:use-window-font-color="true" loext:opacity="0%" style:font-name="Arial" fo:font-size="10pt" fo:language="gl" fo:country="ES" officeooo:rsid="001f1096" officeooo:paragraph-rsid="001b8f5c" style:letter-kerning="false" style:font-name-asian="Times New Roman1" style:font-size-asian="10pt" style:language-asian="gl" style:country-asian="ES" style:font-name-complex="Times New Roman1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8f5c" style:font-weight-asian="bold" style:font-weight-complex="bold"/>
    </style:style>
    <style:style style:name="T3" style:family="text">
      <style:text-properties fo:font-weight="bold" officeooo:rsid="00210845" style:font-weight-asian="bold" style:font-weight-complex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font-weight="bold" officeooo:rsid="001b8f5c" style:font-size-asian="10pt" style:font-weight-asian="bold" style:font-size-complex="10pt" style:font-weight-complex="bold"/>
    </style:style>
    <style:style style:name="T7" style:family="text">
      <style:text-properties style:font-name="Arial" fo:font-size="10pt" fo:font-weight="bold" officeooo:rsid="00210845" style:font-size-asian="10pt" style:font-weight-asian="bold" style:font-size-complex="10pt" style:font-weight-complex="bold"/>
    </style:style>
    <style:style style:name="T8" style:family="text">
      <style:text-properties style:font-name="Arial" fo:font-size="10pt" fo:font-weight="normal" officeooo:rsid="00210845" style:font-size-asian="10pt" style:font-weight-asian="normal" style:font-size-complex="10pt" style:font-weight-complex="normal"/>
    </style:style>
    <style:style style:name="T9" style:family="text">
      <style:text-properties officeooo:rsid="001b8f5c"/>
    </style:style>
    <style:style style:name="T10" style:family="text">
      <style:text-properties style:use-window-font-color="true" loext:opacity="0%" style:font-name="Arial" fo:font-size="10pt" fo:language="gl" fo:country="ES" officeooo:rsid="001f1096" style:letter-kerning="false" style:font-name-asian="Times New Roman1" style:font-size-asian="10pt" style:language-asian="gl" style:country-asian="ES" style:font-name-complex="Times New Roman1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0pt" fo:language="gl" fo:country="ES" fo:font-weight="normal" officeooo:rsid="00210845" style:letter-kerning="false" style:font-name-asian="Times New Roman1" style:font-size-asian="10pt" style:language-asian="gl" style:country-asian="ES" style:font-weight-asian="normal" style:font-name-complex="Times New Roman1" style:font-size-complex="10pt" style:language-complex="ar" style:country-complex="SA" style:font-weight-complex="normal"/>
    </style:style>
    <style:style style:name="T12" style:family="text">
      <style:text-properties style:use-window-font-color="true" loext:opacity="0%" fo:language="gl" fo:country="ES" officeooo:rsid="001f1096" style:letter-kerning="false" style:font-name-asian="Times New Roman1" style:language-asian="gl" style:country-asian="ES" style:font-name-complex="Times New Roman1" style:language-complex="ar" style:country-complex="S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Tarefa <text:span text:style-name="T9">3</text:span>. Realizar consultas con datos de máis dunha táboa utilizando composición externa.</text:h>
      <text:p text:style-name="P1"/>
      <text:p text:style-name="P1">Sobre a base de datos tendaBD</text:p>
      <text:list xml:id="list1179353949" text:style-name="L1">
        <text:list-item>
          <text:p text:style-name="P6"><text:span text:style-name="T5">Tarefa </text:span><text:span text:style-name="T6">3</text:span><text:span text:style-name="T5">.</text:span><text:span text:style-name="T7">1</text:span><text:span text:style-name="T5">. </text:span><text:span text:style-name="T11">Para cada provedor obtén o seu nome e o nome dos artigos que fornece (un artigo por fila). No caso de que non forneza ningún artigo mostrarase o texto ‘NINGÚN’.</text:span></text:p>
        </text:list-item>
      </text:list>
      <text:p text:style-name="P2">SELECT prv_nome, ifnull(art_nome, 'NINGUN') <text:line-break/>FROM provedores<text:line-break/>LEFT JOIN artigos ON art_provedor = prv_id;</text:p>
      <text:list xml:id="list90822556476422" text:continue-numbering="true" text:style-name="L1">
        <text:list-item>
          <text:p text:style-name="P5"><text:span text:style-name="T5">Tarefa </text:span><text:span text:style-name="T6">3</text:span><text:span text:style-name="T5">.</text:span><text:span text:style-name="T7">2</text:span><text:span text:style-name="T5">. </text:span><text:span text:style-name="T8">Obtén o listado de países nos que non hai ningún cliente.</text:span></text:p>
        </text:list-item>
      </text:list>
      <text:p text:style-name="P3">SELECT pai_nome<text:line-break/>FROM paises<text:line-break/>LEFT JOIN clientes ON pai_id=clt_pais<text:line-break/>WHERE clt_pais IS NULL;</text:p>
      <text:list xml:id="list90822221193093" text:continue-numbering="true" text:style-name="L1">
        <text:list-item>
          <text:p text:style-name="P6"><text:span text:style-name="T7">Tarefa </text:span><text:span text:style-name="T6">3</text:span><text:span text:style-name="T7">.3. </text:span><text:span text:style-name="T8">Obtén o listado de empregados </text:span><text:span text:style-name="T11">xunto coa localidade da tenda da que son xerentes, titulando esta columna como loclidade_e_xerente</text:span><text:span text:style-name="T8">. Se algún empregado non é xerente mostrarase o texto ‘NON É XERENTE’.</text:span></text:p>
        </text:list-item>
      </text:list>
      <text:p text:style-name="P8">SELECT emp_nome, ifnull(tda_poboacion, 'NON E XERENTE')<text:line-break/>FROM empregados<text:line-break/>LEFT JOIN tendas ON (emp_id = tda_xerente); </text:p>
      <text:list xml:id="list90822046819238" text:continue-numbering="true" text:style-name="L1">
        <text:list-item>
          <text:p text:style-name="P7"><text:span text:style-name="T5">Tarefa </text:span><text:span text:style-name="T6">3</text:span><text:span text:style-name="T5">.</text:span><text:span text:style-name="T7">4</text:span><text:span text:style-name="T5">.</text:span><text:span text:style-name="T4"> </text:span><text:span text:style-name="T10">Obtén o nome, stock e prezo de venta actual dos artigos, xunto co prezo e data (formato YYYYMMDD) de cada unha das súas vendas. </text:span></text:p>
        </text:list-item>
      </text:list>
      <text:p text:style-name="P11">SELECT art_nome, art_stock, art_pv, dev_prezo_unitario, day(ven_data) AS dia, month(ven_data) AS mes, year(ven_data) AS año<text:line-break/>FROM artigos<text:line-break/>LEFT JOIN detalle_vendas ON art_codigo = dev_artigo<text:line-break/>LEFT JOIN vendas ON ven_id = dev_venda</text:p>
      <text:list xml:id="list90821292578445" text:continue-numbering="true" text:style-name="L1">
        <text:list-item>
          <text:p text:style-name="P9"><text:span text:style-name="T1">Tarefa </text:span><text:span text:style-name="T2">3</text:span><text:span text:style-name="T1">.</text:span><text:span text:style-name="T3">5</text:span><text:span text:style-name="T1">.</text:span> <text:span text:style-name="T12">Obtén o nome, stock e prezo de venta actual dos artigos, xunto co prezo, data (formato YYYYMMDD) e nome do cliente de cada unha das súas vendas. Para os artigos para os que non haxa ningunha venda mostrarase no prezo o valor 0, na data o valor NULL e no nome de cliente o texto ‘NON HAI VALOR’.</text:span></text:p>
        </text:list-item>
      </text:list>
      <text:p text:style-name="P10">SELECT A.art_stock, A.art_pv AS prezo_actual,ifnull(D.dev_prezo_unitario, 0) AS prezo_cando_se_vendeu, <text:line-break/><text:tab/><text:tab/>date_format(V.ven_data, '%Y%m%d') AS data_venda,ifnull(C.clt_nome, 'non hai') AS nome_cliente<text:line-break/>FROM artigos AS A<text:line-break/>LEFT JOIN detalle_vendas <text:s/><text:tab/>AS D ON D.dev_artigo = A.art_codigo<text:line-break/>LEFT JOIN vendas <text:tab/><text:tab/><text:tab/>AS V ON V.ven_id = D.dev_venda<text:line-break/>LEFT JOIN clientes <text:tab/><text:tab/><text:tab/>AS C ON C.clt_id = V.ven_cliente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3" style:family="paragraph" style:default-outline-level="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1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6" style:family="paragraph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1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2">
      <text:list-level-style-bullet text:level="1" text:style-name="ListLabel_20_10" loext:num-list-format="%1%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1:12:09.924000000</meta:creation-date>
    <dc:date>2022-03-07T09:08:20.864000000</dc:date>
    <meta:editing-duration>PT59M43S</meta:editing-duration>
    <meta:editing-cycles>1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2" meta:word-count="306" meta:character-count="1944" meta:non-whitespace-character-count="1641"/>
  </office:meta>
</office:document-meta>
</file>